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  <style:style style:name="P3" style:family="paragraph" style:parent-style-name="Text_20_body" style:list-style-name="L1">
      <style:text-properties style:font-name="Times New Roman"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Статистика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Статистика».</text:p>
            <text:p text:style-name="P1">Специализированная библиотека «Статистика» предназначена для статистического анализа данных в следующих вариантах: </text:p>
            <text:list xml:id="list2069564126503877105" text:style-name="L1">
              <text:list-item>
                <text:p text:style-name="P3">в режиме «единого времени», в котором получение данных (численным моделированием какого-то стохастического явления в среде ПК «МВТУ») и их анализ (тоже в среде ПК «МВТУ») происходят одновременно;</text:p>
              </text:list-item>
              <text:list-item>
                <text:p text:style-name="P3">в режиме «удаленного доступа», если скорость передачи данных (с использованием сетевых протоколов обмена) от внешнего источника данных (реальный физический эксперимент, внешняя расчетная программа и др.) является достаточной;</text:p>
              </text:list-item>
              <text:list-item>
                <text:p text:style-name="P3">в режиме постобработки файлов данных, полученных ранее в реальных экспериментальных установках или с помощью внешних расчетных программ. </text:p>
              </text:list-item>
            </text:list>
            <text:p text:style-name="P1"><text:tab/>Вычисление ряда статистических характеристик основано на использовании численных алгоритмов быстрого преобразования Фурье (БПФ)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атистика</dc:title>
    <dc:date>2012-04-21T23:50:48.02</dc:date>
    <meta:generator>OpenOffice_Beta/4.1.0$Win32 OpenOffice.org_project/410m14$Build-9760</meta:generator>
    <meta:editing-duration>PT4H40M59S</meta:editing-duration>
    <meta:editing-cycles>132</meta:editing-cycles>
    <meta:document-statistic meta:table-count="1" meta:image-count="0" meta:object-count="0" meta:page-count="1" meta:paragraph-count="7" meta:word-count="106" meta:character-count="875"/>
    <meta:user-defined meta:name="Поле 1"/>
    <meta:user-defined meta:name="Поле 2"/>
    <meta:user-defined meta:name="Поле 3"/>
    <meta:user-defined meta:name="Поле 4"/>
  </office:meta>
</office:document-meta>
</file>